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186cm"/>
    </style:style>
    <style:style style:name="gr2" style:family="graphic" style:parent-style-name="standard">
      <style:graphic-properties draw:textarea-horizontal-align="justify" draw:textarea-vertical-align="middle" draw:auto-grow-height="false" fo:min-height="0.542cm" fo:min-width="0.185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186cm"/>
    </style:style>
    <style:style style:name="gr4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0.862cm" style:use-optimal-column-width="false"/>
    </style:style>
    <style:style style:name="co2" style:family="table-column">
      <style:table-column-properties style:column-width="0.87cm" style:use-optimal-column-width="false"/>
    </style:style>
    <style:style style:name="ro1" style:family="table-row">
      <style:table-row-properties style:row-height="1.362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0.97cm" svg:height="1.118cm" svg:x="0.27cm" svg:y="5.3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3.799cm" svg:height="1.361cm" svg:x="0.101cm" svg:y="7.5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0.97cm" svg:height="1.118cm" svg:x="7.343cm" svg:y="5.337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0.97cm" svg:height="1.118cm" svg:x="5.54cm" svg:y="5.337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0.969cm" svg:height="1.118cm" svg:x="3.789cm" svg:y="5.337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969cm" svg:height="1.118cm" svg:x="2.153cm" svg:y="5.337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0.97cm" svg:height="1.118cm" svg:x="8.883cm" svg:y="5.337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969cm" svg:height="1.118cm" svg:x="12.534cm" svg:y="5.337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969cm" svg:height="1.118cm" svg:x="10.709cm" svg:y="5.337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7cm" svg:height="1.118cm" svg:x="1.183cm" svg:y="3.7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7cm" svg:height="1.118cm" svg:x="4.662cm" svg:y="3.7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0.969cm" svg:height="1.118cm" svg:x="7.971cm" svg:y="3.758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0.97cm" svg:height="1.118cm" svg:x="11.45cm" svg:y="3.758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97cm" svg:height="1.119cm" svg:x="2.894cm" svg:y="2.1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97cm" svg:height="1.119cm" svg:x="9.796cm" svg:y="2.1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969cm" svg:height="1.118cm" svg:x="6.374cm" svg:y="0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784cm" svg:y1="6.455cm" svg:x2="0.556cm" svg:y2="7.508cm">
          <text:p/>
        </draw:line>
        <draw:line draw:style-name="gr4" draw:text-style-name="P4" draw:layer="layout" svg:x1="1.354cm" svg:y1="7.508cm" svg:x2="0.784cm" svg:y2="6.455cm">
          <text:p/>
        </draw:line>
        <draw:line draw:style-name="gr4" draw:text-style-name="P4" draw:layer="layout" svg:x1="2.609cm" svg:y1="6.455cm" svg:x2="2.267cm" svg:y2="7.508cm">
          <text:p/>
        </draw:line>
        <draw:line draw:style-name="gr4" draw:text-style-name="P4" draw:layer="layout" svg:x1="2.609cm" svg:y1="6.455cm" svg:x2="3.122cm" svg:y2="7.508cm">
          <text:p/>
        </draw:line>
        <draw:line draw:style-name="gr4" draw:text-style-name="P4" draw:layer="layout" svg:x1="3.978cm" svg:y1="7.508cm" svg:x2="4.263cm" svg:y2="6.455cm">
          <text:p/>
        </draw:line>
        <draw:line draw:style-name="gr4" draw:text-style-name="P4" draw:layer="layout" svg:x1="4.833cm" svg:y1="7.508cm" svg:x2="4.263cm" svg:y2="6.455cm">
          <text:p/>
        </draw:line>
        <draw:line draw:style-name="gr4" draw:text-style-name="P4" draw:layer="layout" svg:x1="5.689cm" svg:y1="7.508cm" svg:x2="6.031cm" svg:y2="6.455cm">
          <text:p/>
        </draw:line>
        <draw:line draw:style-name="gr4" draw:text-style-name="P4" draw:layer="layout" svg:x1="6.601cm" svg:y1="7.508cm" svg:x2="6.031cm" svg:y2="6.455cm">
          <text:p/>
        </draw:line>
        <draw:line draw:style-name="gr4" draw:text-style-name="P4" draw:layer="layout" svg:x1="7.457cm" svg:y1="7.508cm" svg:x2="7.856cm" svg:y2="6.455cm">
          <text:p/>
        </draw:line>
        <draw:line draw:style-name="gr4" draw:text-style-name="P4" draw:layer="layout" svg:x1="8.256cm" svg:y1="7.508cm" svg:x2="7.857cm" svg:y2="6.455cm">
          <text:p/>
        </draw:line>
        <draw:line draw:style-name="gr4" draw:text-style-name="P4" draw:layer="layout" svg:x1="9.168cm" svg:y1="7.508cm" svg:x2="9.396cm" svg:y2="6.455cm">
          <text:p/>
        </draw:line>
        <draw:line draw:style-name="gr4" draw:text-style-name="P4" draw:layer="layout" svg:x1="10.024cm" svg:y1="7.508cm" svg:x2="9.397cm" svg:y2="6.455cm">
          <text:p/>
        </draw:line>
        <draw:line draw:style-name="gr4" draw:text-style-name="P4" draw:layer="layout" svg:x1="10.823cm" svg:y1="7.508cm" svg:x2="11.222cm" svg:y2="6.455cm">
          <text:p/>
        </draw:line>
        <draw:line draw:style-name="gr4" draw:text-style-name="P4" draw:layer="layout" svg:x1="11.678cm" svg:y1="7.508cm" svg:x2="11.222cm" svg:y2="6.455cm">
          <text:p/>
        </draw:line>
        <draw:line draw:style-name="gr4" draw:text-style-name="P4" draw:layer="layout" svg:x1="12.591cm" svg:y1="7.508cm" svg:x2="13.047cm" svg:y2="6.455cm">
          <text:p/>
        </draw:line>
        <draw:line draw:style-name="gr4" draw:text-style-name="P4" draw:layer="layout" svg:x1="13.446cm" svg:y1="7.508cm" svg:x2="13.047cm" svg:y2="6.455cm">
          <text:p/>
        </draw:line>
        <draw:connector draw:style-name="gr4" draw:text-style-name="P4" draw:layer="layout" draw:type="line" svg:x1="11.935cm" svg:y1="4.876cm" svg:x2="13.019cm" svg:y2="5.337cm" draw:start-shape="id1" draw:start-glue-point="8" draw:end-shape="id2" draw:end-glue-point="4" svg:d="M11935 4876l1084 461" svg:viewBox="0 0 1085 462">
          <text:p/>
        </draw:connector>
        <draw:connector draw:style-name="gr4" draw:text-style-name="P4" draw:layer="layout" draw:type="line" svg:x1="11.935cm" svg:y1="4.876cm" svg:x2="11.194cm" svg:y2="5.337cm" draw:start-shape="id1" draw:start-glue-point="8" draw:end-shape="id3" draw:end-glue-point="4" svg:d="M11935 4876l-741 461" svg:viewBox="0 0 742 462">
          <text:p/>
        </draw:connector>
        <draw:connector draw:style-name="gr4" draw:text-style-name="P4" draw:layer="layout" draw:type="line" svg:x1="1.668cm" svg:y1="4.876cm" svg:x2="0.755cm" svg:y2="5.337cm" draw:start-shape="id4" draw:start-glue-point="8" draw:end-shape="id5" draw:end-glue-point="4" svg:d="M1668 4876l-913 461" svg:viewBox="0 0 914 462">
          <text:p/>
        </draw:connector>
        <draw:connector draw:style-name="gr4" draw:text-style-name="P4" draw:layer="layout" draw:type="line" svg:x1="1.668cm" svg:y1="4.876cm" svg:x2="2.638cm" svg:y2="5.337cm" draw:start-shape="id4" draw:start-glue-point="8" draw:end-shape="id6" draw:end-glue-point="4" svg:d="M1668 4876l970 461" svg:viewBox="0 0 971 462">
          <text:p/>
        </draw:connector>
        <draw:connector draw:style-name="gr4" draw:text-style-name="P4" draw:layer="layout" draw:type="line" svg:x1="5.147cm" svg:y1="4.876cm" svg:x2="4.274cm" svg:y2="5.337cm" draw:start-shape="id7" draw:start-glue-point="8" draw:end-shape="id8" draw:end-glue-point="4" svg:d="M5147 4876l-873 461" svg:viewBox="0 0 874 462">
          <text:p/>
        </draw:connector>
        <draw:connector draw:style-name="gr4" draw:text-style-name="P4" draw:layer="layout" draw:type="line" svg:x1="5.147cm" svg:y1="4.876cm" svg:x2="6.025cm" svg:y2="5.337cm" draw:start-shape="id7" draw:start-glue-point="8" draw:end-shape="id9" draw:end-glue-point="4" svg:d="M5147 4876l878 461" svg:viewBox="0 0 879 462">
          <text:p/>
        </draw:connector>
        <draw:connector draw:style-name="gr4" draw:text-style-name="P4" draw:layer="layout" draw:type="line" svg:x1="8.456cm" svg:y1="4.876cm" svg:x2="7.828cm" svg:y2="5.337cm" draw:start-shape="id10" draw:start-glue-point="8" draw:end-shape="id11" draw:end-glue-point="4" svg:d="M8456 4876l-628 461" svg:viewBox="0 0 629 462">
          <text:p/>
        </draw:connector>
        <draw:connector draw:style-name="gr4" draw:text-style-name="P4" draw:layer="layout" draw:type="line" svg:x1="8.456cm" svg:y1="4.876cm" svg:x2="9.368cm" svg:y2="5.337cm" draw:start-shape="id10" draw:start-glue-point="8" draw:end-shape="id12" draw:end-glue-point="4" svg:d="M8456 4876l912 461" svg:viewBox="0 0 913 462">
          <text:p/>
        </draw:connector>
        <draw:connector draw:style-name="gr4" draw:text-style-name="P4" draw:layer="layout" draw:type="line" svg:x1="3.379cm" svg:y1="3.232cm" svg:x2="1.668cm" svg:y2="3.758cm" draw:start-shape="id13" draw:start-glue-point="8" draw:end-shape="id4" draw:end-glue-point="4" svg:d="M3379 3232l-1711 526" svg:viewBox="0 0 1712 527">
          <text:p/>
        </draw:connector>
        <draw:connector draw:style-name="gr4" draw:text-style-name="P4" draw:layer="layout" draw:type="line" svg:x1="3.379cm" svg:y1="3.232cm" svg:x2="5.147cm" svg:y2="3.758cm" draw:start-shape="id13" draw:start-glue-point="8" draw:end-shape="id7" draw:end-glue-point="4" svg:d="M3379 3232l1768 526" svg:viewBox="0 0 1769 527">
          <text:p/>
        </draw:connector>
        <draw:connector draw:style-name="gr4" draw:text-style-name="P4" draw:layer="layout" draw:type="line" svg:x1="8.456cm" svg:y1="3.758cm" svg:x2="10.281cm" svg:y2="3.232cm" draw:start-shape="id10" draw:start-glue-point="4" draw:end-shape="id14" draw:end-glue-point="8" svg:d="M8456 3758l1825-526" svg:viewBox="0 0 1826 527">
          <text:p/>
        </draw:connector>
        <draw:connector draw:style-name="gr4" draw:text-style-name="P4" draw:layer="layout" draw:type="line" svg:x1="10.281cm" svg:y1="3.232cm" svg:x2="11.935cm" svg:y2="3.758cm" draw:start-shape="id14" draw:start-glue-point="8" draw:end-shape="id1" draw:end-glue-point="4" svg:d="M10281 3232l1654 526" svg:viewBox="0 0 1655 527">
          <text:p/>
        </draw:connector>
        <draw:connector draw:style-name="gr4" draw:text-style-name="P4" draw:layer="layout" draw:type="line" svg:x1="3.379cm" svg:y1="2.113cm" svg:x2="6.859cm" svg:y2="1.718cm" draw:start-shape="id13" draw:start-glue-point="4" draw:end-shape="id15" draw:end-glue-point="8" svg:d="M3379 2113l3480-395" svg:viewBox="0 0 3481 396">
          <text:p/>
        </draw:connector>
        <draw:connector draw:style-name="gr4" draw:text-style-name="P4" draw:layer="layout" draw:type="line" svg:x1="6.859cm" svg:y1="1.718cm" svg:x2="10.281cm" svg:y2="2.113cm" draw:start-shape="id15" draw:start-glue-point="8" draw:end-shape="id14" draw:end-glue-point="4" svg:d="M6859 1718l3422 395" svg:viewBox="0 0 3423 3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3:17:44.554685233</dc:date>
    <meta:editing-duration>PT4M27S</meta:editing-duration>
    <meta:editing-cycles>6</meta:editing-cycles>
    <meta:generator>LibreOffice/6.0.7.3$Linux_X86_64 LibreOffice_project/00m0$Build-3</meta:generator>
    <meta:document-statistic meta:object-count="46"/>
  </office:meta>
</office:document-meta>
</file>